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5c0" officeooo:paragraph-rsid="0000e5c0"/>
    </style:style>
    <style:style style:name="P2" style:family="paragraph" style:parent-style-name="Standard">
      <style:text-properties officeooo:rsid="0000fa5d" officeooo:paragraph-rsid="0000fa5d"/>
    </style:style>
    <style:style style:name="P3" style:family="paragraph" style:parent-style-name="Standard">
      <style:text-properties officeooo:rsid="0000fa5d" officeooo:paragraph-rsid="0002453b"/>
    </style:style>
    <style:style style:name="P4" style:family="paragraph" style:parent-style-name="Standard">
      <style:text-properties officeooo:rsid="000157cf" officeooo:paragraph-rsid="000157cf"/>
    </style:style>
    <style:style style:name="P5" style:family="paragraph" style:parent-style-name="Standard">
      <style:text-properties officeooo:rsid="000157cf" officeooo:paragraph-rsid="000548e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029c"/>
    </style:style>
    <style:style style:name="T3" style:family="text">
      <style:text-properties officeooo:rsid="0000fa5d"/>
    </style:style>
    <style:style style:name="T4" style:family="text">
      <style:text-properties officeooo:rsid="000157cf"/>
    </style:style>
    <style:style style:name="T5" style:family="text">
      <style:text-properties officeooo:rsid="0002453b"/>
    </style:style>
    <style:style style:name="T6" style:family="text">
      <style:text-properties officeooo:rsid="0002d67a"/>
    </style:style>
    <style:style style:name="T7" style:family="text">
      <style:text-properties officeooo:rsid="0004029c"/>
    </style:style>
    <style:style style:name="T8" style:family="text">
      <style:text-properties officeooo:rsid="000548ee"/>
    </style:style>
    <style:style style:name="T9" style:family="text">
      <style:text-properties officeooo:rsid="00065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l de mediation entre raphael et steve</text:p>
      <text:p text:style-name="P1"/>
      <text:p text:style-name="P1"/>
      <text:p text:style-name="P1"/>
      <text:p text:style-name="P1">de raphael a steve :</text:p>
      <text:p text:style-name="P1"/>
      <text:p text:style-name="P1">Bonjour steve :</text:p>
      <text:p text:style-name="P1"/>
      <text:p text:style-name="P1">Suite a ton mail concernant la demande d’accès a zefir je t’envoi une explication succincte de notre démarche afin que tu comprenne nos <text:span text:style-name="T7">décisions</text:span> .</text:p>
      <text:p text:style-name="P1"/>
      <text:p text:style-name="P1">Zefir est un logiciel comptable intégrant des outils professionnel avancé <text:span text:style-name="T1">nécessitant une formation au préalable .</text:span><text:span text:style-name="T2">L</text:span><text:span text:style-name="T1">e</text:span> service conduite du changement est en train d’établir un document expliquant les procédure a suivre afin d’utiliser au mieux cet outil <text:span text:style-name="T3">et les bonnes pratique</text:span><text:span text:style-name="T8">s </text:span><text:span text:style-name="T3">liées .Je sait que tu es déjà formé et expérimenté sur le SI mais les procédures nous impose de vérifier que chaque collaborateur maîtrise les bonnes pratique d’utilisation des SI </text:span><text:span text:style-name="T8">en validant des formation de sensibilisation.</text:span></text:p>
      <text:p text:style-name="P1"/>
      <text:p text:style-name="P1"><text:span text:style-name="T8">Q</text:span>uelles sont les risques <text:span text:style-name="T3">liés a une mauvaise utilisation </text:span>?</text:p>
      <text:p text:style-name="P1"/>
      <text:p text:style-name="P1">En réalité ,lorsque nous travaillons en collaboration sur des outils SI ,les risques so<text:span text:style-name="T8">n</text:span>t multiples et peuvent avoir des conséquences irréversible notamment :</text:p>
      <text:p text:style-name="P1">- <text:span text:style-name="T4">la suppression ou </text:span>l’intégration de données non désirables dans la base faussant <text:s/><text:span text:style-name="T3">la compréhension de la réalité comptable et </text:span>générant des erreurs </text:p>
      <text:p text:style-name="P1">- Le risques sécuritaire qu’un collaborateur intègre un fichier malveillant ou utilise le SI sans le comprendre ,<text:span text:style-name="T8">compromettant ainsi tout le réseaux informatique de la société</text:span></text:p>
      <text:p text:style-name="P1">- </text:p>
      <text:p text:style-name="P1"/>
      <text:p text:style-name="P4"><text:span text:style-name="T8">Voici les</text:span> parades afin d’éviter tout risque informatique majeur :</text:p>
      <text:p text:style-name="P5">- <text:span text:style-name="T8">Une politiques et une Stratégie interne définies ,appliquées et contrôlée (DSI)</text:span></text:p>
      <text:p text:style-name="P4">- une formation sensibilisante <text:span text:style-name="T8">des collaborateurs </text:span>sur les bonnes pratiques afin d’avoir une parfaite hygiène informatique</text:p>
      <text:p text:style-name="P4">- <text:span text:style-name="T5">des procédures managériale stricte afin de limiter les risques d’incidents (limitation des accès ,sanctions )</text:span></text:p>
      <text:p text:style-name="P4">- <text:span text:style-name="T5">des contrôles régulier afin de s’assurer que les utilisateurs respectent les démarches d’hygiène informatique </text:span><text:span text:style-name="T8">ainsi que les procédures interne en place</text:span></text:p>
      <text:p text:style-name="P4"><text:s/>- <text:span text:style-name="T8">Des équipements contrôlé ,mis a jour et suivi afin d’éviter les failles sécuritaire</text:span></text:p>
      <text:p text:style-name="P4"/>
      <text:p text:style-name="P1"/>
      <text:p text:style-name="P4">in fine ,l’impact sera automatiquement subi par notre clientèle ou nos fournisseur,risquant ainsi des procédure juridique <text:span text:style-name="T9">a notre encontre </text:span>voir une perte significative de notre chiffre d’affaire <text:span text:style-name="T9">(permutation compromise)</text:span></text:p>
      <text:p text:style-name="P1"/>
      <text:p text:style-name="P3"><text:span text:style-name="T5">Enfin ,je m’excuse si cela t’a cause du tort dans ton activité ,loin d</text:span><text:span text:style-name="T6">e </text:span><text:span text:style-name="T5">moi l’idée te ralentir ton travail </text:span><text:span text:style-name="T6">mais la nécessité sécuritaire a primé sur le travail</text:span><text:span text:style-name="T5">.avec les risque informatique majeur que nous vivons aujourd’hui ,nous nous devons d’être exigent et rigoureux .</text:span></text:p>
      <text:p text:style-name="P3">Concernant ton travail ,bien entendu ,tu ne sera pas blâmé car l’erreur ne viens pas de toi ,j’en aviserai le manager par mail de la situation.</text:p>
      <text:p text:style-name="P3"/>
      <text:p text:style-name="P2">Merci d’avan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6:40:08.553082846</meta:creation-date>
    <dc:date>2024-03-19T10:30:36.291769138</dc:date>
    <meta:editing-duration>PT9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392" meta:character-count="2528" meta:non-whitespace-character-count="2152"/>
  </office:meta>
</office:document-meta>
</file>